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Ортимизация кода</text:title></text:p>
      <text:p text:style-name="OrgTitle"/>
      <text:p text:style-name="OrgSubtitle"><text:initial-creator>Кормышев Егор</text:initial-creator></text:p>
      <text:p text:style-name="OrgSubtitle"/>
      <text:p text:style-name="OrgSubtitle"><text:span text:style-name="OrgCode">\today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b699dd7">1. Оптимизация front-end</text:a></text:p>
          <text:p text:style-name="Contents_20_2"><text:a xlink:type="simple" xlink:href="#orgdbaa2c8">1.1. Оптимизация ресурсов</text:a></text:p>
          <text:p text:style-name="Contents_20_2"><text:a xlink:type="simple" xlink:href="#orga8e1ab4">1.2. Оптимизация обращений к серверу</text:a></text:p>
          <text:p text:style-name="Contents_20_2"><text:a xlink:type="simple" xlink:href="#org821861a">1.3. Оптимизация шрифтов</text:a></text:p>
          <text:p text:style-name="Contents_20_2"><text:a xlink:type="simple" xlink:href="#org4bfc1a0">1.4. Оптимизация размера файлов</text:a></text:p>
          <text:p text:style-name="Contents_20_2"><text:a xlink:type="simple" xlink:href="#org51317f8">1.5. Lazy Loading</text:a></text:p>
          <text:p text:style-name="Contents_20_2"><text:a xlink:type="simple" xlink:href="#org199819c">1.6. Кеширование</text:a></text:p>
          <text:p text:style-name="Contents_20_2"><text:a xlink:type="simple" xlink:href="#org220ad5a">1.7. Предварительная выборка</text:a></text:p>
          <text:p text:style-name="Contents_20_2"><text:a xlink:type="simple" xlink:href="#orge762c2a">1.8. CDN</text:a></text:p>
          <text:p text:style-name="Contents_20_1"><text:a xlink:type="simple" xlink:href="#org4898152">2. Оптимизация back-end</text:a></text:p>
          <text:p text:style-name="Contents_20_2"><text:a xlink:type="simple" xlink:href="#org996feb4">2.1. Оптимизация PHP</text:a></text:p>
          <text:p text:style-name="Contents_20_2"><text:a xlink:type="simple" xlink:href="#orga09a231">2.2. Производительность PHP</text:a></text:p>
          <text:p text:style-name="Contents_20_2"><text:a xlink:type="simple" xlink:href="#org2fef1ca">2.3. ZendOPCache</text:a></text:p>
        </text:index-body>
      </text:table-of-content>
      <text:h text:style-name="Heading_20_1" text:outline-level="1" text:is-list-header="false">
<text:bookmark-start text:name="OrgXref.orgb699dd7"/>
<text:bookmark text:name="orgb699dd7"/>Оптимизация front-end
<text:bookmark-end text:name="OrgXref.orgb699dd7"/></text:h>
      <text:h text:style-name="Heading_20_2" text:outline-level="2" text:is-list-header="false">
<text:bookmark-start text:name="OrgXref.orgdbaa2c8"/>
<text:bookmark text:name="orgdbaa2c8"/>Оптимизация ресурсов
<text:bookmark-end text:name="OrgXref.orgdbaa2c8"/></text:h>
      <text:list text:style-name="OrgBulletedList" text:continue-numbering="false">
        <text:list-item>
          <text:p text:style-name="Text_20_body">Минифицируете CSS, JS для уменьшения размера файла
</text:p>
        </text:list-item>
        <text:list-item>
          <text:p text:style-name="Text_20_body">Удалите ненужные файлы скриптов
</text:p>
        </text:list-item>
        <text:list-item>
          <text:p text:style-name="Text_20_body">Удалите ненужные ассеты и пользовательские файлы
</text:p>
        </text:list-item>
      </text:list>
      <text:h text:style-name="Heading_20_2" text:outline-level="2" text:is-list-header="false">
<text:bookmark-start text:name="OrgXref.orga8e1ab4"/>
<text:bookmark text:name="orga8e1ab4"/>Оптимизация обращений к серверу
<text:bookmark-end text:name="OrgXref.orga8e1ab4"/></text:h>
      <text:list text:style-name="OrgBulletedList" text:continue-numbering="false">
        <text:list-item>
          <text:p text:style-name="Text_20_body">Используя CSS-спрайты можно уменьшить кол-во обращений к серверу
</text:p>
        </text:list-item>
      </text:list>
      <text:h text:style-name="Heading_20_2" text:outline-level="2" text:is-list-header="false">
<text:bookmark-start text:name="OrgXref.org821861a"/>
<text:bookmark text:name="org821861a"/>Оптимизация шрифтов
<text:bookmark-end text:name="OrgXref.org821861a"/></text:h>
      <text:list text:style-name="OrgBulletedList" text:continue-numbering="false">
        <text:list-item>
          <text:p text:style-name="Text_20_body">Удалите ненужные пользовательские шрифты
</text:p>
        </text:list-item>
        <text:list-item>
          <text:p text:style-name="Text_20_body">Преобразуйте шрифты в WOFF2
</text:p>
        </text:list-item>
        <text:list-item>
          <text:p text:style-name="Text_20_body">Предварительно загружайте шрифты
</text:p>
        </text:list-item>
      </text:list>
      <text:h text:style-name="Heading_20_2" text:outline-level="2" text:is-list-header="false">
<text:bookmark-start text:name="OrgXref.org4bfc1a0"/>
<text:bookmark text:name="org4bfc1a0"/>Оптимизация размера файлов
<text:bookmark-end text:name="OrgXref.org4bfc1a0"/></text:h>
      <text:list text:style-name="OrgBulletedList" text:continue-numbering="false">
        <text:list-item>
          <text:p text:style-name="Text_20_body">Сжимайте большие файлы: css, js, изображения
</text:p>
        </text:list-item>
        <text:list-item>
          <text:p text:style-name="Text_20_body">Используйте адаптивные изобразжения
</text:p>
        </text:list-item>
      </text:list>
      <text:h text:style-name="Heading_20_2" text:outline-level="2" text:is-list-header="false">
<text:bookmark-start text:name="OrgXref.org51317f8"/>
<text:bookmark text:name="org51317f8"/>Lazy Loading
<text:bookmark-end text:name="OrgXref.org51317f8"/></text:h>
      <text:list text:style-name="OrgBulletedList" text:continue-numbering="false">
        <text:list-item>
          <text:p text:style-name="Text_20_body">Используйте "Ленивую" загрузку для подгрузки контента
</text:p>
        </text:list-item>
      </text:list>
      <text:h text:style-name="Heading_20_2" text:outline-level="2" text:is-list-header="false">
<text:bookmark-start text:name="OrgXref.org199819c"/>
<text:bookmark text:name="org199819c"/>Кеширование
<text:bookmark-end text:name="OrgXref.org199819c"/></text:h>
      <text:list text:style-name="OrgBulletedList" text:continue-numbering="false">
        <text:list-item>
          <text:p text:style-name="Text_20_body">Кеширование файлов сайта значительно сократит время повторной загрузки
</text:p>
        </text:list-item>
      </text:list>
      <text:h text:style-name="Heading_20_2" text:outline-level="2" text:is-list-header="false">
<text:bookmark-start text:name="OrgXref.org220ad5a"/>
<text:bookmark text:name="org220ad5a"/>Предварительная выборка
<text:bookmark-end text:name="OrgXref.org220ad5a"/></text:h>
      <text:list text:style-name="OrgBulletedList" text:continue-numbering="false">
        <text:list-item>
          <text:p text:style-name="Text_20_body">Оптимизация для браузера
</text:p>
        </text:list-item>
      </text:list>
      <text:h text:style-name="Heading_20_2" text:outline-level="2" text:is-list-header="false">
<text:bookmark-start text:name="OrgXref.orge762c2a"/>
<text:bookmark text:name="orge762c2a"/>CDN
<text:bookmark-end text:name="OrgXref.orge762c2a"/></text:h>
      <text:list text:style-name="OrgBulletedList" text:continue-numbering="false">
        <text:list-item>
          <text:p text:style-name="Text_20_body">Системы доставки контента ускорят загрузку сайта
</text:p>
        </text:list-item>
      </text:list>
      <text:h text:style-name="Heading_20_1" text:outline-level="1" text:is-list-header="false">
<text:bookmark-start text:name="OrgXref.org4898152"/>
<text:bookmark text:name="org4898152"/>Оптимизация back-end
<text:bookmark-end text:name="OrgXref.org4898152"/></text:h>
      <text:h text:style-name="Heading_20_2" text:outline-level="2" text:is-list-header="false">
<text:bookmark-start text:name="OrgXref.org996feb4"/>
<text:bookmark text:name="org996feb4"/>Оптимизация PHP
<text:bookmark-end text:name="OrgXref.org996feb4"/></text:h>
      <text:list text:style-name="OrgBulletedList" text:continue-numbering="false">
        <text:list-item>
          <text:p text:style-name="Text_20_body">Используйте готовые функции
</text:p>
        </text:list-item>
        <text:list-item>
          <text:p text:style-name="Text_20_body">Используйте JSON вместо XML
</text:p>
        </text:list-item>
        <text:list-item>
          <text:p text:style-name="Text_20_body">Используйте кеширование
</text:p>
        </text:list-item>
        <text:list-item>
          <text:p text:style-name="Text_20_body">Отключите ненужные компоненты
</text:p>
        </text:list-item>
        <text:list-item>
          <text:p text:style-name="Text_20_body">Закрывайте подключение к БД
</text:p>
        </text:list-item>
        <text:list-item>
          <text:p text:style-name="Text_20_body">Используйте <text:span text:style-name="OrgCode">isset()</text:span>
</text:p>
        </text:list-item>
        <text:list-item>
          <text:p text:style-name="Text_20_body">Используйте правильные строковые функции (<text:span text:style-name="OrgCode">strtr()</text:span>)
</text:p>
        </text:list-item>
        <text:list-item>
          <text:p text:style-name="Text_20_body">Используйте правильные сравнения (<text:span text:style-name="OrgCode">===</text:span>)
</text:p>
        </text:list-item>
      </text:list>
      <text:h text:style-name="Heading_20_2" text:outline-level="2" text:is-list-header="false">
<text:bookmark-start text:name="OrgXref.orga09a231"/>
<text:bookmark text:name="orga09a231"/>Производительность PHP
<text:bookmark-end text:name="OrgXref.orga09a231"/></text:h>
      <text:list text:style-name="OrgBulletedList" text:continue-numbering="false">
        <text:list-item>
          <text:p text:style-name="Text_20_body">Сеть
</text:p>
        </text:list-item>
        <text:list-item>
          <text:p text:style-name="Text_20_body">CPU
</text:p>
        </text:list-item>
        <text:list-item>
          <text:p text:style-name="Text_20_body">GPU
</text:p>
        </text:list-item>
        <text:list-item>
          <text:p text:style-name="Text_20_body">Файловая система
</text:p>
        </text:list-item>
        <text:list-item>
          <text:p text:style-name="Text_20_body">Процессы
</text:p>
        </text:list-item>
        <text:list-item>
          <text:p text:style-name="Text_20_body">Стороние сервера
</text:p>
        </text:list-item>
      </text:list>
      <text:h text:style-name="Heading_20_2" text:outline-level="2" text:is-list-header="false">
<text:bookmark-start text:name="OrgXref.org2fef1ca"/>
<text:bookmark text:name="org2fef1ca"/>ZendOPCache
<text:bookmark-end text:name="OrgXref.org2fef1ca"/></text:h>
      <text:p text:style-name="Text_20_body"><text:span text:style-name="Bold">ZendOPCache</text:span> - расширение, которое сохраняет скомпилированный код в памяти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</dc:creator>
    <meta:initial-creator>Кормышев Егор</meta:initial-creator>
    <dc:date>2024-06-13T13:40:12</dc:date>
    <meta:creation-date>2024-06-13T13:40:12</meta:creation-date>
    <meta:generator>Emacs 28.2 (Org mode 9.5.5)</meta:generator>
    <meta:keyword/>
    <dc:subject/>
    <dc:title>Ортимизация кода</dc:title>
  </office:meta>
</office:document-meta>
</file>